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12.146cm" table:align="left"/>
    </style:style>
    <style:style style:name="Таблица1.A" style:family="table-column">
      <style:table-column-properties style:column-width="0.637cm"/>
    </style:style>
    <style:style style:name="Таблица1.B" style:family="table-column">
      <style:table-column-properties style:column-width="1.928cm"/>
    </style:style>
    <style:style style:name="Таблица1.C" style:family="table-column">
      <style:table-column-properties style:column-width="1.81cm"/>
    </style:style>
    <style:style style:name="Таблица1.E" style:family="table-column">
      <style:table-column-properties style:column-width="5.962cm"/>
    </style:style>
    <style:style style:name="Таблица1.A1" style:family="table-cell">
      <style:table-cell-properties style:vertical-align="middle" fo:background-color="#f0f0f0" fo:padding="0cm" fo:border="none">
        <style:background-image/>
      </style:table-cell-properties>
    </style:style>
    <style:style style:name="Таблица1.E1" style:family="table-cell">
      <style:table-cell-properties fo:padding="0.049cm" fo:border="none"/>
    </style:style>
    <style:style style:name="Таблица1.A2" style:family="table-cell">
      <style:table-cell-properties style:vertical-align="middle" fo:background-color="#f2f2f2" fo:padding="0cm" fo:border="none">
        <style:background-image/>
      </style:table-cell-properties>
    </style:style>
    <style:style style:name="Таблица1.B2" style:family="table-cell">
      <style:table-cell-properties style:vertical-align="middle" fo:background-color="#fbfbfb" fo:padding="0cm" fo:border="none">
        <style:background-image/>
      </style:table-cell-properties>
    </style:style>
    <style:style style:name="Таблица1.B3" style:family="table-cell">
      <style:table-cell-properties style:vertical-align="middle" fo:background-color="#f5f5f5" fo:padding="0cm" fo:border="none">
        <style:background-image/>
      </style:table-cell-properties>
    </style:style>
    <style:style style:name="Таблица2" style:family="table">
      <style:table-properties style:width="17cm" table:align="left"/>
    </style:style>
    <style:style style:name="Таблица2.A" style:family="table-column">
      <style:table-column-properties style:column-width="0.637cm"/>
    </style:style>
    <style:style style:name="Таблица2.B" style:family="table-column">
      <style:table-column-properties style:column-width="0.61cm"/>
    </style:style>
    <style:style style:name="Таблица2.C" style:family="table-column">
      <style:table-column-properties style:column-width="1.619cm"/>
    </style:style>
    <style:style style:name="Таблица2.D" style:family="table-column">
      <style:table-column-properties style:column-width="1.404cm"/>
    </style:style>
    <style:style style:name="Таблица2.E" style:family="table-column">
      <style:table-column-properties style:column-width="10.409cm"/>
    </style:style>
    <style:style style:name="Таблица2.F" style:family="table-column">
      <style:table-column-properties style:column-width="2.321cm"/>
    </style:style>
    <style:style style:name="Таблица2.A1" style:family="table-cell">
      <style:table-cell-properties style:vertical-align="middle" fo:background-color="#f0f0f0" fo:padding="0cm" fo:border="none">
        <style:background-image/>
      </style:table-cell-properties>
    </style:style>
    <style:style style:name="Таблица2.A2" style:family="table-cell">
      <style:table-cell-properties style:vertical-align="middle" fo:background-color="#f2f2f2" fo:padding="0cm" fo:border="none">
        <style:background-image/>
      </style:table-cell-properties>
    </style:style>
    <style:style style:name="Таблица2.B2" style:family="table-cell">
      <style:table-cell-properties style:vertical-align="middle" fo:background-color="#fbfbfb" fo:padding="0cm" fo:border="none">
        <style:background-image/>
      </style:table-cell-properties>
    </style:style>
    <style:style style:name="Таблица2.B3" style:family="table-cell">
      <style:table-cell-properties style:vertical-align="middle" fo:background-color="#f5f5f5" fo:padding="0cm" fo:border="none">
        <style:background-image/>
      </style:table-cell-properties>
    </style:style>
    <style:style style:name="Таблица2.F21" style:family="table-cell">
      <style:table-cell-properties fo:padding="0.049cm" fo:border="none"/>
    </style:style>
    <style:style style:name="P1" style:family="paragraph" style:parent-style-name="Heading_20_2">
      <style:paragraph-properties fo:margin-left="0cm" fo:margin-right="0cm" fo:margin-top="0cm" fo:margin-bottom="0cm" style:contextual-spacing="false" fo:text-indent="0cm" style:auto-text-indent="false"/>
      <style:text-properties loext:padding="0cm" loext:border="none"/>
    </style:style>
    <style:style style:name="P2" style:family="paragraph" style:parent-style-name="Standard">
      <style:text-properties fo:language="en" fo:country="US" officeooo:rsid="0009aaf2" officeooo:paragraph-rsid="0009aaf2"/>
    </style:style>
    <style:style style:name="P3" style:family="paragraph" style:parent-style-name="Standard">
      <style:paragraph-properties fo:text-align="start" style:justify-single-word="false"/>
      <style:text-properties fo:language="en" fo:country="US" officeooo:rsid="0009aaf2" officeooo:paragraph-rsid="0009aaf2"/>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start" style:justify-single-word="false"/>
      <style:text-properties officeooo:paragraph-rsid="0009aaf2"/>
    </style:style>
    <style:style style:name="P6" style:family="paragraph" style:parent-style-name="Table_20_Contents">
      <style:paragraph-properties fo:margin-left="0cm" fo:margin-right="0cm" fo:text-indent="0cm" style:auto-text-indent="false"/>
    </style:style>
    <style:style style:name="P7" style:family="paragraph" style:parent-style-name="Table_20_Heading">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margin-top="0cm" fo:margin-bottom="0cm" style:contextual-spacing="false" fo:text-indent="0cm" style:auto-text-indent="false"/>
    </style:style>
    <style:style style:name="P10" style:family="paragraph" style:parent-style-name="Table_20_Contents">
      <style:text-properties fo:font-size="2pt" style:font-size-asian="2pt" style:font-size-complex="2pt"/>
    </style:style>
    <style:style style:name="P11" style:family="paragraph" style:parent-style-name="Table_20_Heading">
      <style:paragraph-properties fo:margin-left="0cm" fo:margin-right="0cm" fo:text-indent="0cm" style:auto-text-indent="false"/>
      <style:text-properties fo:font-size="2pt" style:font-size-asian="2pt" style:font-size-complex="2pt"/>
    </style:style>
    <style:style style:name="P12" style:family="paragraph" style:parent-style-name="Standard">
      <style:paragraph-properties fo:text-align="start" style:justify-single-word="false"/>
      <style:text-properties officeooo:paragraph-rsid="0009aaf2"/>
    </style:style>
    <style:style style:name="T1" style:family="text">
      <style:text-properties fo:language="en" fo:country="US"/>
    </style:style>
    <style:style style:name="T2" style:family="text">
      <style:text-properties fo:language="en" fo:country="US" officeooo:rsid="0009aaf2"/>
    </style:style>
    <style:style style:name="T3" style:family="text">
      <style:text-properties officeooo:rsid="000e4ee3"/>
    </style:style>
    <style:style style:name="T4" style:family="text">
      <style:text-properties officeooo:rsid="001190ef"/>
    </style:style>
    <style:style style:name="T5" style:family="text">
      <style:text-properties fo:color="#116644" loext:opacity="100%" loext:padding-left="0cm" loext:padding-right="0cm" loext:padding-top="0cm" loext:padding-bottom="0.049cm" loext:border-left="none" loext:border-right="none" loext:border-top="none" loext:border-bottom="0.06pt solid #000000"/>
    </style:style>
    <style:style style:name="T6" style:family="text">
      <style:text-properties loext:padding-left="0cm" loext:padding-right="0cm" loext:padding-top="0cm" loext:padding-bottom="0.049cm" loext:border-left="none" loext:border-right="none" loext:border-top="none" loext:border-bottom="0.06pt solid #000000"/>
    </style:style>
    <style:style style:name="T7" style:family="text">
      <style:text-properties fo:color="#ff0000" loext:opacity="100%" loext:padding="0cm" loext:border="none"/>
    </style:style>
    <style:style style:name="T8" style:family="text">
      <style:text-properties loext:padding="0cm" loext:border="none"/>
    </style:style>
    <style:style style:name="fr1" style:family="graphic" style:parent-style-name="Frame">
      <style:graphic-properties fo:margin-left="0cm" fo:margin-right="0cm" fo:margin-top="0cm" fo:margin-bottom="0cm" style:wrap="run-through" style:number-wrapped-paragraphs="no-limit" style:vertical-pos="from-top" style:vertical-rel="frame" style:horizontal-pos="from-left" style:horizontal-rel="frame" fo:padding="0cm" fo:border="none"/>
    </style:style>
    <style:style style:name="fr2"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3"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Врезка3" text:anchor-type="page" text:anchor-page-number="1" svg:x="0cm" svg:y="0cm" svg:width="0.079cm" draw:z-index="2">
        <draw:text-box fo:min-height="1.535cm">
          <text:p text:style-name="P8"/>
        </draw:text-box>
      </draw:frame>
      <text:p text:style-name="Standard"/>
      <text:p text:style-name="Standard">-- task1</text:p>
      <text:p text:style-name="Standard"/>
      <text:p text:style-name="P4">Ранжированный список пользователей</text:p>
      <text:p text:style-name="Standard"/>
      <text:p text:style-name="Standard">Определить ранг отправителей сообщений на основе количества сообщений, </text:p>
      <text:p text:style-name="Standard">которые они отправили. Вывести ранг, имя и фамилию отправителей, а также количество сообщений, </text:p>
      <text:p text:style-name="Standard">которые они отправили. Отсортировать результат в порядке убывания количества сообщений.</text:p>
      <text:p text:style-name="Standard"/>
      <text:p text:style-name="Standard">Для выполнения этой задачи используйте следующие таблицы:</text:p>
      <text:p text:style-name="Standard"/>
      <text:p text:style-name="Standard">users: Эта таблица содержит информацию о пользователях, </text:p>
      <text:p text:style-name="Standard">включая их идентификаторы (id), </text:p>
      <text:p text:style-name="Standard">имена (firstname), </text:p>
      <text:p text:style-name="Standard">фамилии (lastname) и другие данные.</text:p>
      <text:p text:style-name="Standard"/>
      <text:p text:style-name="Standard">messages: В этой таблице хранятся записи о сообщениях, </text:p>
      <text:p text:style-name="Standard">включая информацию о идентификаторах сообщений (id), </text:p>
      <text:p text:style-name="Standard">отправителях (from_user_id) и другие детали сообщений.</text:p>
      <text:p text:style-name="Standard"/>
      <text:p text:style-name="Standard"/>
      <text:p text:style-name="P2">Select* from users;</text:p>
      <text:p text:style-name="P2"/>
      <table:table table:name="Таблица1" table:style-name="Таблица1">
        <table:table-column table:style-name="Таблица1.A"/>
        <table:table-column table:style-name="Таблица1.B"/>
        <table:table-column table:style-name="Таблица1.C" table:number-columns-repeated="2"/>
        <table:table-column table:style-name="Таблица1.E"/>
        <table:table-header-rows>
          <table:table-row>
            <table:table-cell table:style-name="Таблица1.A1" office:value-type="string">
              <text:p text:style-name="P7">id</text:p>
            </table:table-cell>
            <table:table-cell table:style-name="Таблица1.A1" office:value-type="string">
              <text:p text:style-name="P7">firstname</text:p>
            </table:table-cell>
            <table:table-cell table:style-name="Таблица1.A1" office:value-type="string">
              <text:p text:style-name="P7">lastname</text:p>
            </table:table-cell>
            <table:table-cell table:style-name="Таблица1.A1" office:value-type="string">
              <text:p text:style-name="P7">email</text:p>
            </table:table-cell>
            <table:table-cell table:style-name="Таблица1.E1" office:value-type="string">
              <text:p text:style-name="P10"/>
            </table:table-cell>
          </table:table-row>
        </table:table-header-rows>
        <table:table-row>
          <table:table-cell table:style-name="Таблица1.A2" office:value-type="string">
            <text:p text:style-name="P6">1</text:p>
          </table:table-cell>
          <table:table-cell table:style-name="Таблица1.B2" office:value-type="string">
            <text:p text:style-name="P6">1</text:p>
          </table:table-cell>
          <table:table-cell table:style-name="Таблица1.B2" office:value-type="string">
            <text:p text:style-name="P6">Reuben</text:p>
          </table:table-cell>
          <table:table-cell table:style-name="Таблица1.B2" office:value-type="string">
            <text:p text:style-name="P6">Nienow</text:p>
          </table:table-cell>
          <table:table-cell table:style-name="Таблица1.B2" office:value-type="string">
            <text:p text:style-name="P6">arlo50@example.org</text:p>
          </table:table-cell>
        </table:table-row>
        <table:table-row>
          <table:table-cell table:style-name="Таблица1.A2" office:value-type="string">
            <text:p text:style-name="P6">2</text:p>
          </table:table-cell>
          <table:table-cell table:style-name="Таблица1.B3" office:value-type="string">
            <text:p text:style-name="P6">2</text:p>
          </table:table-cell>
          <table:table-cell table:style-name="Таблица1.B3" office:value-type="string">
            <text:p text:style-name="P6">Frederik</text:p>
          </table:table-cell>
          <table:table-cell table:style-name="Таблица1.B3" office:value-type="string">
            <text:p text:style-name="P6">Upton</text:p>
          </table:table-cell>
          <table:table-cell table:style-name="Таблица1.B3" office:value-type="string">
            <text:p text:style-name="P6">terrence.cartwright@example.org</text:p>
          </table:table-cell>
        </table:table-row>
        <table:table-row>
          <table:table-cell table:style-name="Таблица1.A2" office:value-type="string">
            <text:p text:style-name="P6">3</text:p>
          </table:table-cell>
          <table:table-cell table:style-name="Таблица1.B2" office:value-type="string">
            <text:p text:style-name="P6">3</text:p>
          </table:table-cell>
          <table:table-cell table:style-name="Таблица1.B2" office:value-type="string">
            <text:p text:style-name="P6">Unique</text:p>
          </table:table-cell>
          <table:table-cell table:style-name="Таблица1.B2" office:value-type="string">
            <text:p text:style-name="P6">Windler</text:p>
          </table:table-cell>
          <table:table-cell table:style-name="Таблица1.B2" office:value-type="string">
            <text:p text:style-name="P6">rupert55@example.org</text:p>
          </table:table-cell>
        </table:table-row>
        <table:table-row>
          <table:table-cell table:style-name="Таблица1.A2" office:value-type="string">
            <text:p text:style-name="P6">4</text:p>
          </table:table-cell>
          <table:table-cell table:style-name="Таблица1.B3" office:value-type="string">
            <text:p text:style-name="P6">4</text:p>
          </table:table-cell>
          <table:table-cell table:style-name="Таблица1.B3" office:value-type="string">
            <text:p text:style-name="P6">Norene</text:p>
          </table:table-cell>
          <table:table-cell table:style-name="Таблица1.B3" office:value-type="string">
            <text:p text:style-name="P6">West</text:p>
          </table:table-cell>
          <table:table-cell table:style-name="Таблица1.B3" office:value-type="string">
            <text:p text:style-name="P6">rebekah29@example.net</text:p>
          </table:table-cell>
        </table:table-row>
        <table:table-row>
          <table:table-cell table:style-name="Таблица1.A2" office:value-type="string">
            <text:p text:style-name="P6">5</text:p>
          </table:table-cell>
          <table:table-cell table:style-name="Таблица1.B2" office:value-type="string">
            <text:p text:style-name="P6">5</text:p>
          </table:table-cell>
          <table:table-cell table:style-name="Таблица1.B2" office:value-type="string">
            <text:p text:style-name="P6">Frederick</text:p>
          </table:table-cell>
          <table:table-cell table:style-name="Таблица1.B2" office:value-type="string">
            <text:p text:style-name="P6">Effertz</text:p>
          </table:table-cell>
          <table:table-cell table:style-name="Таблица1.B2" office:value-type="string">
            <text:p text:style-name="P6">von.bridget@example.net</text:p>
          </table:table-cell>
        </table:table-row>
        <table:table-row>
          <table:table-cell table:style-name="Таблица1.A2" office:value-type="string">
            <text:p text:style-name="P6">6</text:p>
          </table:table-cell>
          <table:table-cell table:style-name="Таблица1.B3" office:value-type="string">
            <text:p text:style-name="P6">6</text:p>
          </table:table-cell>
          <table:table-cell table:style-name="Таблица1.B3" office:value-type="string">
            <text:p text:style-name="P6">Victoria</text:p>
          </table:table-cell>
          <table:table-cell table:style-name="Таблица1.B3" office:value-type="string">
            <text:p text:style-name="P6">Medhurst</text:p>
          </table:table-cell>
          <table:table-cell table:style-name="Таблица1.B3" office:value-type="string">
            <text:p text:style-name="P6">sstehr@example.net</text:p>
          </table:table-cell>
        </table:table-row>
        <table:table-row>
          <table:table-cell table:style-name="Таблица1.A2" office:value-type="string">
            <text:p text:style-name="P6">7</text:p>
          </table:table-cell>
          <table:table-cell table:style-name="Таблица1.B2" office:value-type="string">
            <text:p text:style-name="P6">7</text:p>
          </table:table-cell>
          <table:table-cell table:style-name="Таблица1.B2" office:value-type="string">
            <text:p text:style-name="P6">Austyn</text:p>
          </table:table-cell>
          <table:table-cell table:style-name="Таблица1.B2" office:value-type="string">
            <text:p text:style-name="P6">Braun</text:p>
          </table:table-cell>
          <table:table-cell table:style-name="Таблица1.B2" office:value-type="string">
            <text:p text:style-name="P6">itzel.beahan@example.com</text:p>
          </table:table-cell>
        </table:table-row>
        <table:table-row>
          <table:table-cell table:style-name="Таблица1.A2" office:value-type="string">
            <text:p text:style-name="P6">8</text:p>
          </table:table-cell>
          <table:table-cell table:style-name="Таблица1.B3" office:value-type="string">
            <text:p text:style-name="P6">8</text:p>
          </table:table-cell>
          <table:table-cell table:style-name="Таблица1.B3" office:value-type="string">
            <text:p text:style-name="P6">Jaida</text:p>
          </table:table-cell>
          <table:table-cell table:style-name="Таблица1.B3" office:value-type="string">
            <text:p text:style-name="P6">Kilback</text:p>
          </table:table-cell>
          <table:table-cell table:style-name="Таблица1.B3" office:value-type="string">
            <text:p text:style-name="P6">johnathan.wisozk@example.com</text:p>
          </table:table-cell>
        </table:table-row>
        <table:table-row>
          <table:table-cell table:style-name="Таблица1.A2" office:value-type="string">
            <text:p text:style-name="P6">9</text:p>
          </table:table-cell>
          <table:table-cell table:style-name="Таблица1.B2" office:value-type="string">
            <text:p text:style-name="P6">9</text:p>
          </table:table-cell>
          <table:table-cell table:style-name="Таблица1.B2" office:value-type="string">
            <text:p text:style-name="P6">Mireya</text:p>
          </table:table-cell>
          <table:table-cell table:style-name="Таблица1.B2" office:value-type="string">
            <text:p text:style-name="P6">Orn</text:p>
          </table:table-cell>
          <table:table-cell table:style-name="Таблица1.B2" office:value-type="string">
            <text:p text:style-name="P6">missouri87@example.org</text:p>
          </table:table-cell>
        </table:table-row>
        <table:table-row>
          <table:table-cell table:style-name="Таблица1.A2" office:value-type="string">
            <text:p text:style-name="P6">10</text:p>
          </table:table-cell>
          <table:table-cell table:style-name="Таблица1.B3" office:value-type="string">
            <text:p text:style-name="P6">10</text:p>
          </table:table-cell>
          <table:table-cell table:style-name="Таблица1.B3" office:value-type="string">
            <text:p text:style-name="P6">Jordyn</text:p>
          </table:table-cell>
          <table:table-cell table:style-name="Таблица1.B3" office:value-type="string">
            <text:p text:style-name="P6">Jerde</text:p>
          </table:table-cell>
          <table:table-cell table:style-name="Таблица1.B3" office:value-type="string">
            <text:p text:style-name="Table_20_Contents">edach@example.com</text:p>
          </table:table-cell>
        </table:table-row>
      </table:table>
      <text:p text:style-name="P2"/>
      <text:p text:style-name="P2"/>
      <text:p text:style-name="P2"/>
      <text:p text:style-name="P2"/>
      <text:p text:style-name="P2">Select* from messages;</text:p>
      <text:p text:style-name="P2"/>
      <text:p text:style-name="P2"/>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header-rows>
          <table:table-row>
            <table:table-cell table:style-name="Таблица2.A1" office:value-type="string">
              <text:p text:style-name="P11"/>
            </table:table-cell>
            <table:table-cell table:style-name="Таблица2.A1" office:value-type="string">
              <text:p text:style-name="P7">id</text:p>
            </table:table-cell>
            <table:table-cell table:style-name="Таблица2.A1" office:value-type="string">
              <text:p text:style-name="P7">from_user_id</text:p>
            </table:table-cell>
            <table:table-cell table:style-name="Таблица2.A1" office:value-type="string">
              <text:p text:style-name="P7">to_user_id</text:p>
            </table:table-cell>
            <table:table-cell table:style-name="Таблица2.A1" office:value-type="string">
              <text:p text:style-name="P7">body</text:p>
            </table:table-cell>
            <table:table-cell table:style-name="Таблица2.A1" office:value-type="string">
              <text:p text:style-name="P7">created_at</text:p>
            </table:table-cell>
          </table:table-row>
        </table:table-header-rows>
        <table:table-row>
          <table:table-cell table:style-name="Таблица2.A2" office:value-type="string">
            <text:p text:style-name="P6">1</text:p>
          </table:table-cell>
          <table:table-cell table:style-name="Таблица2.B2" office:value-type="string">
            <text:p text:style-name="P6">1</text:p>
          </table:table-cell>
          <table:table-cell table:style-name="Таблица2.B2" office:value-type="string">
            <text:p text:style-name="P6">1</text:p>
          </table:table-cell>
          <table:table-cell table:style-name="Таблица2.B2" office:value-type="string">
            <text:p text:style-name="P6">2</text:p>
          </table:table-cell>
          <table:table-cell table:style-name="Таблица2.B2" office:value-type="string">
            <text:p text:style-name="P6">Voluptatem ut quaerat quia. Pariatur esse amet ratione qui quia. In necessitatibus reprehenderit et. Nam accusantium aut qui quae nesciunt non.</text:p>
          </table:table-cell>
          <table:table-cell table:style-name="Таблица2.B2" office:value-type="string">
            <text:p text:style-name="P6">2023-10-16 19:50:52</text:p>
          </table:table-cell>
        </table:table-row>
        <table:table-row>
          <table:table-cell table:style-name="Таблица2.A2" office:value-type="string">
            <text:p text:style-name="P6">2</text:p>
          </table:table-cell>
          <table:table-cell table:style-name="Таблица2.B3" office:value-type="string">
            <text:p text:style-name="P6">2</text:p>
          </table:table-cell>
          <table:table-cell table:style-name="Таблица2.B3" office:value-type="string">
            <text:p text:style-name="P6">2</text:p>
          </table:table-cell>
          <table:table-cell table:style-name="Таблица2.B3" office:value-type="string">
            <text:p text:style-name="P6">1</text:p>
          </table:table-cell>
          <table:table-cell table:style-name="Таблица2.B3" office:value-type="string">
            <text:p text:style-name="P6">Sint dolores et debitis est ducimus. Aut et quia beatae minus. Ipsa rerum totam modi sunt sed. Voluptas atque eum et odio ea molestias ipsam architecto.</text:p>
          </table:table-cell>
          <table:table-cell table:style-name="Таблица2.B3" office:value-type="string">
            <text:p text:style-name="P6">2023-10-16 19:52:52</text:p>
          </table:table-cell>
        </table:table-row>
        <table:table-row>
          <table:table-cell table:style-name="Таблица2.A2" office:value-type="string">
            <text:p text:style-name="P6">3</text:p>
          </table:table-cell>
          <table:table-cell table:style-name="Таблица2.B2" office:value-type="string">
            <text:p text:style-name="P6">3</text:p>
          </table:table-cell>
          <table:table-cell table:style-name="Таблица2.B2" office:value-type="string">
            <text:p text:style-name="P6">3</text:p>
          </table:table-cell>
          <table:table-cell table:style-name="Таблица2.B2" office:value-type="string">
            <text:p text:style-name="P6">1</text:p>
          </table:table-cell>
          <table:table-cell table:style-name="Таблица2.B2" office:value-type="string">
            <text:p text:style-name="P6">Sed mollitia quo sequi nisi est tenetur at rerum. Sed quibusdam illo ea facilis nemo sequi. Et tempora <text:soft-page-break/>repudiandae saepe quo.</text:p>
          </table:table-cell>
          <table:table-cell table:style-name="Таблица2.B2" office:value-type="string">
            <text:p text:style-name="P6">2023-10-16 19:54:52</text:p>
          </table:table-cell>
        </table:table-row>
        <table:table-row>
          <table:table-cell table:style-name="Таблица2.A2" office:value-type="string">
            <text:p text:style-name="P6">4</text:p>
          </table:table-cell>
          <table:table-cell table:style-name="Таблица2.B3" office:value-type="string">
            <text:p text:style-name="P6">4</text:p>
          </table:table-cell>
          <table:table-cell table:style-name="Таблица2.B3" office:value-type="string">
            <text:p text:style-name="P6">4</text:p>
          </table:table-cell>
          <table:table-cell table:style-name="Таблица2.B3" office:value-type="string">
            <text:p text:style-name="P6">1</text:p>
          </table:table-cell>
          <table:table-cell table:style-name="Таблица2.B3" office:value-type="string">
            <text:p text:style-name="P6">Quod dicta omnis placeat id et officiis et. Beatae enim aut aliquid neque occaecati odit. Facere eum distinctio assumenda omnis est delectus magnam.</text:p>
          </table:table-cell>
          <table:table-cell table:style-name="Таблица2.B3" office:value-type="string">
            <text:p text:style-name="P6">2023-10-16 20:00:52</text:p>
          </table:table-cell>
        </table:table-row>
        <table:table-row>
          <table:table-cell table:style-name="Таблица2.A2" office:value-type="string">
            <text:p text:style-name="P6">5</text:p>
          </table:table-cell>
          <table:table-cell table:style-name="Таблица2.B2" office:value-type="string">
            <text:p text:style-name="P6">5</text:p>
          </table:table-cell>
          <table:table-cell table:style-name="Таблица2.B2" office:value-type="string">
            <text:p text:style-name="P6">1</text:p>
          </table:table-cell>
          <table:table-cell table:style-name="Таблица2.B2" office:value-type="string">
            <text:p text:style-name="P6">5</text:p>
          </table:table-cell>
          <table:table-cell table:style-name="Таблица2.B2" office:value-type="string">
            <text:p text:style-name="P6">Voluptas omnis enim quia porro debitis facilis eaque ut. Id inventore non corrupti doloremque consequuntur. Molestiae molestiae deleniti exercitationem sunt qui ea accusamus deserunt.</text:p>
          </table:table-cell>
          <table:table-cell table:style-name="Таблица2.B2" office:value-type="string">
            <text:p text:style-name="P6">2023-10-16 20:01:52</text:p>
          </table:table-cell>
        </table:table-row>
        <table:table-row>
          <table:table-cell table:style-name="Таблица2.A2" office:value-type="string">
            <text:p text:style-name="P6">6</text:p>
          </table:table-cell>
          <table:table-cell table:style-name="Таблица2.B3" office:value-type="string">
            <text:p text:style-name="P6">6</text:p>
          </table:table-cell>
          <table:table-cell table:style-name="Таблица2.B3" office:value-type="string">
            <text:p text:style-name="P6">1</text:p>
          </table:table-cell>
          <table:table-cell table:style-name="Таблица2.B3" office:value-type="string">
            <text:p text:style-name="P6">6</text:p>
          </table:table-cell>
          <table:table-cell table:style-name="Таблица2.B3" office:value-type="string">
            <text:p text:style-name="P6">Rerum labore culpa et laboriosam eum totam. Quidem pariatur sit alias. Atque doloribus ratione eum rem dolor vitae saepe.</text:p>
          </table:table-cell>
          <table:table-cell table:style-name="Таблица2.B3" office:value-type="string">
            <text:p text:style-name="P6">2023-10-16 20:03:52</text:p>
          </table:table-cell>
        </table:table-row>
        <table:table-row>
          <table:table-cell table:style-name="Таблица2.A2" office:value-type="string">
            <text:p text:style-name="P6">7</text:p>
          </table:table-cell>
          <table:table-cell table:style-name="Таблица2.B2" office:value-type="string">
            <text:p text:style-name="P6">7</text:p>
          </table:table-cell>
          <table:table-cell table:style-name="Таблица2.B2" office:value-type="string">
            <text:p text:style-name="P6">1</text:p>
          </table:table-cell>
          <table:table-cell table:style-name="Таблица2.B2" office:value-type="string">
            <text:p text:style-name="P6">7</text:p>
          </table:table-cell>
          <table:table-cell table:style-name="Таблица2.B2" office:value-type="string">
            <text:p text:style-name="P6">Perspiciatis temporibus doloribus debitis. Et inventore labore eos modi. Quo temporibus corporis minus. Accusamus aspernatur nihil nobis placeat molestiae et commodi eaque.</text:p>
          </table:table-cell>
          <table:table-cell table:style-name="Таблица2.B2" office:value-type="string">
            <text:p text:style-name="P6">2023-10-16 20:04:52</text:p>
          </table:table-cell>
        </table:table-row>
        <table:table-row>
          <table:table-cell table:style-name="Таблица2.A2" office:value-type="string">
            <text:p text:style-name="P6">8</text:p>
          </table:table-cell>
          <table:table-cell table:style-name="Таблица2.B3" office:value-type="string">
            <text:p text:style-name="P6">8</text:p>
          </table:table-cell>
          <table:table-cell table:style-name="Таблица2.B3" office:value-type="string">
            <text:p text:style-name="P6">8</text:p>
          </table:table-cell>
          <table:table-cell table:style-name="Таблица2.B3" office:value-type="string">
            <text:p text:style-name="P6">1</text:p>
          </table:table-cell>
          <table:table-cell table:style-name="Таблица2.B3" office:value-type="string">
            <text:p text:style-name="P6">Suscipit dolore voluptas et sit vero et sint. Rem ut ratione voluptatum assumenda nesciunt ea. Quas qui qui atque ut. Similique et praesentium non voluptate iure. Eum aperiam officia quia dolorem.</text:p>
          </table:table-cell>
          <table:table-cell table:style-name="Таблица2.B3" office:value-type="string">
            <text:p text:style-name="P6">2023-10-16 20:10:52</text:p>
          </table:table-cell>
        </table:table-row>
        <table:table-row>
          <table:table-cell table:style-name="Таблица2.A2" office:value-type="string">
            <text:p text:style-name="P6">9</text:p>
          </table:table-cell>
          <table:table-cell table:style-name="Таблица2.B2" office:value-type="string">
            <text:p text:style-name="P6">9</text:p>
          </table:table-cell>
          <table:table-cell table:style-name="Таблица2.B2" office:value-type="string">
            <text:p text:style-name="P6">9</text:p>
          </table:table-cell>
          <table:table-cell table:style-name="Таблица2.B2" office:value-type="string">
            <text:p text:style-name="P6">3</text:p>
          </table:table-cell>
          <table:table-cell table:style-name="Таблица2.B2" office:value-type="string">
            <text:p text:style-name="P6">Et quia libero aut vitae minus. Rerum a blanditiis debitis sit nam. Veniam quasi aut autem ratione dolorem. Sunt quo similique dolorem odit totam sint sed.</text:p>
          </table:table-cell>
          <table:table-cell table:style-name="Таблица2.B2" office:value-type="string">
            <text:p text:style-name="P6">2023-10-16 20:11:52</text:p>
          </table:table-cell>
        </table:table-row>
        <table:table-row>
          <table:table-cell table:style-name="Таблица2.A2" office:value-type="string">
            <text:p text:style-name="P6">10</text:p>
          </table:table-cell>
          <table:table-cell table:style-name="Таблица2.B3" office:value-type="string">
            <text:p text:style-name="P6">10</text:p>
          </table:table-cell>
          <table:table-cell table:style-name="Таблица2.B3" office:value-type="string">
            <text:p text:style-name="P6">10</text:p>
          </table:table-cell>
          <table:table-cell table:style-name="Таблица2.B3" office:value-type="string">
            <text:p text:style-name="P6">2</text:p>
          </table:table-cell>
          <table:table-cell table:style-name="Таблица2.B3" office:value-type="string">
            <text:p text:style-name="P6">Praesentium molestias quia aut odio. Est quis eius ut animi optio molestiae. Amet tempore sequi blanditiis in est.</text:p>
          </table:table-cell>
          <table:table-cell table:style-name="Таблица2.B3" office:value-type="string">
            <text:p text:style-name="P6">2023-10-16 20:14:52</text:p>
          </table:table-cell>
        </table:table-row>
        <table:table-row>
          <table:table-cell table:style-name="Таблица2.A2" office:value-type="string">
            <text:p text:style-name="P6">11</text:p>
          </table:table-cell>
          <table:table-cell table:style-name="Таблица2.B2" office:value-type="string">
            <text:p text:style-name="P6">11</text:p>
          </table:table-cell>
          <table:table-cell table:style-name="Таблица2.B2" office:value-type="string">
            <text:p text:style-name="P6">8</text:p>
          </table:table-cell>
          <table:table-cell table:style-name="Таблица2.B2" office:value-type="string">
            <text:p text:style-name="P6">3</text:p>
          </table:table-cell>
          <table:table-cell table:style-name="Таблица2.B2" office:value-type="string">
            <text:p text:style-name="P6">Molestiae laudantium quibusdam porro est alias placeat assumenda. Ut consequatur rerum officiis exercitationem eveniet. Qui eum maxime sed in.</text:p>
          </table:table-cell>
          <table:table-cell table:style-name="Таблица2.B2" office:value-type="string">
            <text:p text:style-name="P6">2023-10-16 20:16:52</text:p>
          </table:table-cell>
        </table:table-row>
        <table:table-row>
          <table:table-cell table:style-name="Таблица2.A2" office:value-type="string">
            <text:p text:style-name="P6">12</text:p>
          </table:table-cell>
          <table:table-cell table:style-name="Таблица2.B3" office:value-type="string">
            <text:p text:style-name="P6">12</text:p>
          </table:table-cell>
          <table:table-cell table:style-name="Таблица2.B3" office:value-type="string">
            <text:p text:style-name="P6">8</text:p>
          </table:table-cell>
          <table:table-cell table:style-name="Таблица2.B3" office:value-type="string">
            <text:p text:style-name="P6">1</text:p>
          </table:table-cell>
          <table:table-cell table:style-name="Таблица2.B3" office:value-type="string">
            <text:p text:style-name="P6">Quo asperiores et id veritatis placeat. Aperiam ut sit exercitationem iste vel nisi fugit quia. Suscipit labore error ducimus quaerat distinctio quae quasi.</text:p>
          </table:table-cell>
          <table:table-cell table:style-name="Таблица2.B3" office:value-type="string">
            <text:p text:style-name="P6">2023-10-16 20:17:52</text:p>
          </table:table-cell>
        </table:table-row>
        <table:table-row>
          <table:table-cell table:style-name="Таблица2.A2" office:value-type="string">
            <text:p text:style-name="P6">13</text:p>
          </table:table-cell>
          <table:table-cell table:style-name="Таблица2.B2" office:value-type="string">
            <text:p text:style-name="P6">13</text:p>
          </table:table-cell>
          <table:table-cell table:style-name="Таблица2.B2" office:value-type="string">
            <text:p text:style-name="P6">8</text:p>
          </table:table-cell>
          <table:table-cell table:style-name="Таблица2.B2" office:value-type="string">
            <text:p text:style-name="P6">1</text:p>
          </table:table-cell>
          <table:table-cell table:style-name="Таблица2.B2" office:value-type="string">
            <text:p text:style-name="P6">Earum sunt quia sed harum modi accusamus. Quia dolor laboriosam asperiores aliquam quia. Sint id quasi et cumque qui minima ut quo. Autem sed laudantium officiis sit sit.</text:p>
          </table:table-cell>
          <table:table-cell table:style-name="Таблица2.B2" office:value-type="string">
            <text:p text:style-name="P6">2023-10-16 20:22:52</text:p>
          </table:table-cell>
        </table:table-row>
        <table:table-row>
          <table:table-cell table:style-name="Таблица2.A2" office:value-type="string">
            <text:p text:style-name="P6">14</text:p>
          </table:table-cell>
          <table:table-cell table:style-name="Таблица2.B3" office:value-type="string">
            <text:p text:style-name="P6">14</text:p>
          </table:table-cell>
          <table:table-cell table:style-name="Таблица2.B3" office:value-type="string">
            <text:p text:style-name="P6">4</text:p>
          </table:table-cell>
          <table:table-cell table:style-name="Таблица2.B3" office:value-type="string">
            <text:p text:style-name="P6">1</text:p>
          </table:table-cell>
          <table:table-cell table:style-name="Таблица2.B3" office:value-type="string">
            <text:p text:style-name="P6">Aut enim sint voluptas saepe. Ut tenetur quos rem earum sint inventore fugiat. Eaque recusandae similique earum laborum.</text:p>
          </table:table-cell>
          <table:table-cell table:style-name="Таблица2.B3" office:value-type="string">
            <text:p text:style-name="P6">2023-10-16 20:24:52</text:p>
          </table:table-cell>
        </table:table-row>
        <table:table-row>
          <table:table-cell table:style-name="Таблица2.A2" office:value-type="string">
            <text:p text:style-name="P6">15</text:p>
          </table:table-cell>
          <table:table-cell table:style-name="Таблица2.B2" office:value-type="string">
            <text:p text:style-name="P6">15</text:p>
          </table:table-cell>
          <table:table-cell table:style-name="Таблица2.B2" office:value-type="string">
            <text:p text:style-name="P6">4</text:p>
          </table:table-cell>
          <table:table-cell table:style-name="Таблица2.B2" office:value-type="string">
            <text:p text:style-name="P6">1</text:p>
          </table:table-cell>
          <table:table-cell table:style-name="Таблица2.B2" office:value-type="string">
            <text:p text:style-name="P6">Nisi rerum officiis officiis aut ad voluptates autem. Dolor nesciunt eum qui eos dignissimos culpa iste. Atque qui vitae quos odit inventore eum. Quam et voluptas quia amet.</text:p>
          </table:table-cell>
          <table:table-cell table:style-name="Таблица2.B2" office:value-type="string">
            <text:p text:style-name="P6">2023-10-16 20:24:52</text:p>
          </table:table-cell>
        </table:table-row>
        <table:table-row>
          <table:table-cell table:style-name="Таблица2.A2" office:value-type="string">
            <text:p text:style-name="P6">16</text:p>
          </table:table-cell>
          <table:table-cell table:style-name="Таблица2.B3" office:value-type="string">
            <text:p text:style-name="P6">16</text:p>
          </table:table-cell>
          <table:table-cell table:style-name="Таблица2.B3" office:value-type="string">
            <text:p text:style-name="P6">4</text:p>
          </table:table-cell>
          <table:table-cell table:style-name="Таблица2.B3" office:value-type="string">
            <text:p text:style-name="P6">1</text:p>
          </table:table-cell>
          <table:table-cell table:style-name="Таблица2.B3" office:value-type="string">
            <text:p text:style-name="P6">Consequatur ut et repellat non voluptatem nihil veritatis. Vel deleniti omnis et consequuntur. Et doloribus reprehenderit sed earum quas velit labore.</text:p>
          </table:table-cell>
          <table:table-cell table:style-name="Таблица2.B3" office:value-type="string">
            <text:p text:style-name="P6">2023-10-16 20:26:52</text:p>
          </table:table-cell>
        </table:table-row>
        <table:table-row>
          <table:table-cell table:style-name="Таблица2.A2" office:value-type="string">
            <text:p text:style-name="P6">17</text:p>
          </table:table-cell>
          <table:table-cell table:style-name="Таблица2.B2" office:value-type="string">
            <text:p text:style-name="P6">17</text:p>
          </table:table-cell>
          <table:table-cell table:style-name="Таблица2.B2" office:value-type="string">
            <text:p text:style-name="P6">2</text:p>
          </table:table-cell>
          <table:table-cell table:style-name="Таблица2.B2" office:value-type="string">
            <text:p text:style-name="P6">1</text:p>
          </table:table-cell>
          <table:table-cell table:style-name="Таблица2.B2" office:value-type="string">
            <text:p text:style-name="P6">Iste deserunt in et et. Corrupti rerum a veritatis harum. Ratione consequatur est ut deserunt dolores.</text:p>
          </table:table-cell>
          <table:table-cell table:style-name="Таблица2.B2" office:value-type="string">
            <text:p text:style-name="P6">2023-10-16 20:26:52</text:p>
          </table:table-cell>
        </table:table-row>
        <table:table-row>
          <table:table-cell table:style-name="Таблица2.A2" office:value-type="string">
            <text:p text:style-name="P6">18</text:p>
          </table:table-cell>
          <table:table-cell table:style-name="Таблица2.B3" office:value-type="string">
            <text:p text:style-name="P6">18</text:p>
          </table:table-cell>
          <table:table-cell table:style-name="Таблица2.B3" office:value-type="string">
            <text:p text:style-name="P6">8</text:p>
          </table:table-cell>
          <table:table-cell table:style-name="Таблица2.B3" office:value-type="string">
            <text:p text:style-name="P6">1</text:p>
          </table:table-cell>
          <table:table-cell table:style-name="Таблица2.B3" office:value-type="string">
            <text:p text:style-name="P6">Dicta non inventore autem incidunt accusamus amet distinctio. Aut laborum nam ab maxime. Maxime minima blanditiis et neque. Et laboriosam qui at deserunt magnam.</text:p>
          </table:table-cell>
          <table:table-cell table:style-name="Таблица2.B3" office:value-type="string">
            <text:p text:style-name="P6">2023-10-16 20:30:52</text:p>
          </table:table-cell>
        </table:table-row>
        <table:table-row>
          <table:table-cell table:style-name="Таблица2.A2" office:value-type="string">
            <text:p text:style-name="P6">19</text:p>
          </table:table-cell>
          <table:table-cell table:style-name="Таблица2.B2" office:value-type="string">
            <text:p text:style-name="P6">19</text:p>
          </table:table-cell>
          <table:table-cell table:style-name="Таблица2.B2" office:value-type="string">
            <text:p text:style-name="P6">8</text:p>
          </table:table-cell>
          <table:table-cell table:style-name="Таблица2.B2" office:value-type="string">
            <text:p text:style-name="P6">1</text:p>
          </table:table-cell>
          <table:table-cell table:style-name="Таблица2.B2" office:value-type="string">
            <text:p text:style-name="P6">Amet ad dolorum distinctio excepturi possimus quia. Adipisci veniam porro ipsum ipsum tempora est blanditiis. Magni ut quia eius qui.</text:p>
          </table:table-cell>
          <table:table-cell table:style-name="Таблица2.B2" office:value-type="string">
            <text:p text:style-name="P6">2023-10-16 20:31:52</text:p>
          </table:table-cell>
        </table:table-row>
        <table:table-row>
          <table:table-cell table:style-name="Таблица2.A2" office:value-type="string">
            <text:p text:style-name="P6">20</text:p>
          </table:table-cell>
          <table:table-cell table:style-name="Таблица2.B3" office:value-type="string">
            <text:p text:style-name="P6">20</text:p>
          </table:table-cell>
          <table:table-cell table:style-name="Таблица2.B3" office:value-type="string">
            <text:p text:style-name="P6">8</text:p>
          </table:table-cell>
          <table:table-cell table:style-name="Таблица2.B3" office:value-type="string">
            <text:p text:style-name="P6">1</text:p>
          </table:table-cell>
          <table:table-cell table:style-name="Таблица2.B3" office:value-type="string">
            <text:p text:style-name="Table_20_Contents">Porro aperiam voluptate quo eos nobis. Qui blanditiis cum id <text:soft-page-break/>eos. Est sit reprehenderit consequatur eum corporis. Molestias quia quo sit architecto aut.</text:p>
          </table:table-cell>
          <table:table-cell table:style-name="Таблица2.F21" office:value-type="string">
            <text:p text:style-name="P10"/>
          </table:table-cell>
        </table:table-row>
      </table:table>
      <text:p text:style-name="P2"/>
      <text:p text:style-name="P2"/>
      <text:p text:style-name="P3"/>
      <text:p text:style-name="P3">SELECT</text:p>
      <text:p text:style-name="P3">DENSE_RANK() OVER (ORDER BY cnt DESC) AS rank_cnt,</text:p>
      <text:p text:style-name="P3">sender,</text:p>
      <text:p text:style-name="P3">cnt</text:p>
      <text:p text:style-name="P3">FROM (SELECT</text:p>
      <text:p text:style-name="P3">      CONCAT(u.firstname, ' ', u.lastname) AS sender,</text:p>
      <text:p text:style-name="P3">      COUNT(m.id) AS cnt</text:p>
      <text:p text:style-name="P3">      FROM users u</text:p>
      <text:p text:style-name="P3">      LEFT JOIN messages m ON u.id=m.from_user_id</text:p>
      <text:p text:style-name="P3">      GROUP BY u.id<text:span text:style-name="T3">)</text:span>AS list</text:p>
      <text:p text:style-name="P3">      ORDER BY cnt DESC;</text:p>
      <text:p text:style-name="P3"/>
      <text:p text:style-name="P3">SELECT</text:p>
      <text:p text:style-name="P3">DENSE_RANK() OVER (ORDER BY cnt DESC) AS rank_cnt,</text:p>
      <text:p text:style-name="P3">sender,</text:p>
      <text:p text:style-name="P3">cnt</text:p>
      <text:p text:style-name="P3">FROM (SELECT</text:p>
      <text:p text:style-name="P3">      CONCAT(u.firstname, ' ', u.lastname) AS sender,</text:p>
      <text:p text:style-name="P3">      COUNT(m.id) AS cnt</text:p>
      <text:p text:style-name="P3">      FROM users u</text:p>
      <text:p text:style-name="P3">      LEFT JOIN messages m ON u.id=m.from_user_id</text:p>
      <text:p text:style-name="P3">      GROUP BY u.id) AS list</text:p>
      <text:p text:style-name="P3">      ORDER BY cnt DESC;</text:p>
      <text:p text:style-name="P3"/>
      <text:p text:style-name="P3"/>
      <text:p text:style-name="P3">SELECT DENSE_RANK() OVER (ORDER BY cnt DESC) AS rank_cnt, sender, cnt</text:p>
      <text:p text:style-name="P3">FROM (</text:p>
      <text:p text:style-name="P3"><text:s text:c="4"/>SELECT CONCAT(u.firstname, ' ', u.lastname) AS sender, COUNT(m.id) AS cnt</text:p>
      <text:p text:style-name="P3"><text:s text:c="4"/>FROM users u</text:p>
      <text:p text:style-name="P3"><text:s text:c="4"/>LEFT JOIN messages m ON u.id = m.from_user_id</text:p>
      <text:p text:style-name="P3"><text:s text:c="4"/>GROUP BY u.id</text:p>
      <text:p text:style-name="P3">) AS list</text:p>
      <text:p text:style-name="P3">ORDER BY cnt DESC;</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span text:style-name="T4">task2 </text:span></text:p>
      <text:p text:style-name="P3"/>
      <text:p text:style-name="P3">Сортировка сообщений</text:p>
      <text:p text:style-name="P3"/>
      <text:p text:style-name="P3">Составить список сообщений из таблицы messages, включая их уникальные идентификаторы, </text:p>
      <text:p text:style-name="P3">отправителя (from_user_id), получателя (to_user_id), текст сообщения (body), </text:p>
      <text:p text:style-name="P3">дату создания (created_at), а также информацию о времени, </text:p>
      <text:p text:style-name="P3">прошедшем между этим сообщением и следующим (lead_time и minute_lead_diff) и времени, </text:p>
      <text:p text:style-name="P3">прошедшем между этим сообщением и предыдущим (lag_time и minute_lag_diff). </text:p>
      <text:p text:style-name="P3">Время указано в минутах.</text:p>
      <text:p text:style-name="P3"/>
      <text:p text:style-name="P3"/>
      <text:p text:style-name="P3"><text:span text:style-name="T6"><text:line-break/>Тест пройден успешно </text:span><text:span text:style-name="T5">✓</text:span><text:span text:style-name="T6"> </text:span><text:span text:style-name="Strong_20_Emphasis"><text:span text:style-name="T6">Формулировка:</text:span></text:span><text:span text:style-name="T6"> Проверяем общее количество строк в результате</text:span></text:p>
      <text:h text:style-name="P1" text:outline-level="2">Тест 2</text:h>
      <text:p text:style-name="P9"><text:span text:style-name="T8">Тест не пройден </text:span><text:span text:style-name="T7">✗</text:span><text:span text:style-name="T8"> </text:span><text:span text:style-name="Strong_20_Emphasis"><text:span text:style-name="T8">Формулировка:</text:span></text:span><text:span text:style-name="T8"> Сравниваем результаты SQL-запросов </text:span><text:span text:style-name="Strong_20_Emphasis"><text:span text:style-name="T8">Ожидаемый ответ:</text:span></text:span><text:span text:style-name="T8"> id from_user_id to_user_id body created_at lead_time minute_lead_diff lag_time minute_lag_diff ---------------------------------------------------------------------------------------------------------------------------------------------------------------------------------------------------------------------------------------------------------------------------------------------------------------------------------------------------- 1 1 2 Voluptatem ut quaerat quia. Pariatur esse amet ratione qui quia. In necessitatibus reprehenderit et. Nam accusantium aut qui quae nesciunt non. 2023-10-16 19:50:52 2023-10-16 19:52:52 2 None None 2 2 1 Sint dolores et debitis est ducimus. Aut et quia beatae minus. Ipsa rerum totam modi sunt sed. Voluptas atque eum et odio ea molestias ipsam architecto. 2023-10-16 19:52:52 2023-10-16 19:54:52 2 2023-10-16 19:50:52 2 3 3 1 Sed mollitia quo sequi nisi est tenetur at rerum. Sed quibusdam illo ea facilis nemo sequi. Et tempora repudiandae saepe quo. 2023-10-16 19:54:52 2023-10-16 20:00:52 6 2023-10-16 19:52:52 2 4 4 1 Quod dicta omnis placeat id et officiis et. Beatae enim aut aliquid neque occaecati odit. Facere eum distinctio assumenda omnis est delectus magnam. 2023-10-16 20:00:52 2023-10-16 20:01:52 1 2023-10-16 19:54:52 6 5 1 5 Voluptas omnis enim quia porro debitis facilis eaque ut. Id inventore non corrupti doloremque consequuntur. Molestiae molestiae deleniti exercitationem sunt qui ea accusamus deserunt. 2023-10-16 20:01:52 2023-10-16 20:03:52 2 2023-10-16 20:00:52 1 6 1 6 Rerum labore culpa et laboriosam eum totam. Quidem pariatur sit alias. Atque doloribus ratione eum rem dolor vitae saepe. 2023-10-16 20:03:52 2023-10-16 20:04:52 1 2023-10-16 20:01:52 2 7 1 7 Perspiciatis temporibus doloribus debitis. Et inventore labore eos modi. Quo temporibus corporis minus. Accusamus aspernatur nihil nobis placeat molestiae et commodi eaque. 2023-10-16 20:04:52 2023-10-16 20:10:52 6 2023-10-16 20:03:52 1 8 8 1 Suscipit dolore voluptas et sit vero et sint. Rem ut ratione voluptatum assumenda nesciunt ea. Quas qui qui atque ut. Similique et praesentium non voluptate iure. Eum aperiam officia quia dolorem. 2023-10-16 20:10:52 2023-10-16 20:11:52 1 2023-10-16 20:04:52 6 9 9 3 Et quia libero aut vitae minus. Rerum a blanditiis debitis sit nam. Veniam quasi aut autem ratione dolorem. Sunt quo similique dolorem odit totam sint sed. 2023-10-16 20:11:52 2023-10-16 </text:span><text:soft-page-break/><text:span text:style-name="T8">20:14:52 3 2023-10-16 20:10:52 1 10 10 2 Praesentium molestias quia aut odio. Est quis eius ut animi optio molestiae. Amet tempore sequi blanditiis in est. 2023-10-16 20:14:52 2023-10-16 20:16:52 2 2023-10-16 20:11:52 3 11 8 3 Molestiae laudantium quibusdam porro est alias placeat assumenda. Ut consequatur rerum officiis exercitationem eveniet. Qui eum maxime sed in. 2023-10-16 20:16:52 2023-10-16 20:17:52 1 2023-10-16 20:14:52 2 12 8 1 Quo asperiores et id veritatis placeat. Aperiam ut sit exercitationem iste vel nisi fugit quia. Suscipit labore error ducimus quaerat distinctio quae quasi. 2023-10-16 20:17:52 2023-10-16 20:22:52 5 2023-10-16 20:16:52 1 13 8 1 Earum sunt quia sed harum modi accusamus. Quia dolor laboriosam asperiores aliquam quia. Sint id quasi et cumque qui minima ut quo. Autem sed laudantium officiis sit sit. 2023-10-16 20:22:52 2023-10-16 20:24:52 2 2023-10-16 20:17:52 5 14 4 1 Aut enim sint voluptas saepe. Ut tenetur quos rem earum sint inventore fugiat. Eaque recusandae similique earum laborum. 2023-10-16 20:24:52 2023-10-16 20:24:52 0 2023-10-16 20:22:52 2 15 4 1 Nisi rerum officiis officiis aut ad voluptates autem. Dolor nesciunt eum qui eos dignissimos culpa iste. Atque qui vitae quos odit inventore eum. Quam et voluptas quia amet. 2023-10-16 20:24:52 2023-10-16 20:26:52 2 2023-10-16 20:24:52 0 16 4 1 Consequatur ut et repellat non voluptatem nihil veritatis. Vel deleniti omnis et consequuntur. Et doloribus reprehenderit sed earum quas velit labore. 2023-10-16 20:26:52 2023-10-16 20:26:52 0 2023-10-16 20:24:52 2 17 2 1 Iste deserunt in et et. Corrupti rerum a veritatis harum. Ratione consequatur est ut deserunt dolores. 2023-10-16 20:26:52 2023-10-16 20:30:52 4 2023-10-16 20:26:52 0 18 8 1 Dicta non inventore autem incidunt accusamus amet distinctio. Aut laborum nam ab maxime. Maxime minima blanditiis et neque. Et laboriosam qui at deserunt magnam. 2023-10-16 20:30:52 2023-10-16 20:31:52 1 2023-10-16 20:26:52 4 19 8 1 Amet ad dolorum distinctio excepturi possimus quia. Adipisci veniam porro ipsum ipsum tempora est blanditiis. Magni ut quia eius qui. 2023-10-16 20:31:52 2023-10-16 20:39:52 8 2023-10-16 20:30:52 1 20 8 1 Porro aperiam voluptate quo eos nobis. Qui blanditiis cum id eos. Est sit reprehenderit consequatur eum corporis. Molestias quia quo sit architecto aut. 2023-10-16 20:39:52 None None 2023-10-16 20:31:52 8 </text:span><text:span text:style-name="Strong_20_Emphasis"><text:span text:style-name="T8">Ваш ответ:</text:span></text:span><text:span text:style-name="T8"> message_id sender_id receiver_id message_body message_created_at lead_time lag_time minute_lead_diff minute_lag_diff ---------------------------------------------------------------------------------------------------------------------------------------------------------------------------------------------------------------------------------------------------------------------------------------------------------------------------------------------------------- 1 1 2 Voluptatem ut quaerat quia. Pariatur esse amet ratione qui quia. In necessitatibus reprehenderit et. Nam accusantium aut qui quae nesciunt non. 2023-10-16 19:50:52 2023-10-16 19:52:52 None 2 None 2 2 1 Sint dolores et debitis est ducimus. Aut et quia beatae minus. Ipsa rerum totam modi sunt sed. Voluptas atque eum et odio ea molestias ipsam architecto. 2023-10-16 19:52:52 2023-10-16 19:54:52 2023-10-16 19:50:52 2 2 3 3 1 Sed mollitia quo sequi nisi est tenetur at rerum. Sed quibusdam illo ea facilis nemo sequi. Et tempora repudiandae saepe quo. 2023-10-16 19:54:52 2023-10-16 20:00:52 2023-10-16 19:52:52 6 2 4 4 1 Quod dicta omnis placeat id et officiis et. Beatae enim aut aliquid neque occaecati odit. Facere eum distinctio assumenda omnis est delectus magnam. 2023-10-16 20:00:52 2023-10-16 20:01:52 2023-10-16 19:54:52 1 6 5 1 5 Voluptas omnis enim quia porro debitis facilis eaque ut. Id inventore non corrupti doloremque consequuntur. Molestiae molestiae deleniti exercitationem sunt qui ea accusamus deserunt. 2023-10-16 20:01:52 2023-10-16 20:03:52 2023-10-16 20:00:52 2 1 6 1 6 Rerum labore culpa et laboriosam eum totam. Quidem pariatur sit alias. Atque doloribus ratione eum rem dolor vitae saepe. 2023-10-16 20:03:52 2023-10-16 20:04:52 2023-10-16 20:01:52 1 2 7 1 7 Perspiciatis temporibus doloribus debitis. Et inventore labore eos modi. Quo temporibus corporis minus. Accusamus aspernatur nihil nobis placeat molestiae et commodi eaque. 2023-10-16 20:04:52 2023-10-16 20:10:52 2023-10-16 </text:span><text:soft-page-break/><text:span text:style-name="T8">20:03:52 6 1 8 8 1 Suscipit dolore voluptas et sit vero et sint. Rem ut ratione voluptatum assumenda nesciunt ea. Quas qui qui atque ut. Similique et praesentium non voluptate iure. Eum aperiam officia quia dolorem. 2023-10-16 20:10:52 2023-10-16 20:11:52 2023-10-16 20:04:52 1 6 9 9 3 Et quia libero aut vitae minus. Rerum a blanditiis debitis sit nam. Veniam quasi aut autem ratione dolorem. Sunt quo similique dolorem odit totam sint sed. 2023-10-16 20:11:52 2023-10-16 20:14:52 2023-10-16 20:10:52 3 1 10 10 2 Praesentium molestias quia aut odio. Est quis eius ut animi optio molestiae. Amet tempore sequi blanditiis in est. 2023-10-16 20:14:52 2023-10-16 20:16:52 2023-10-16 20:11:52 2 3 11 8 3 Molestiae laudantium quibusdam porro est alias placeat assumenda. Ut consequatur rerum officiis exercitationem eveniet. Qui eum maxime sed in. 2023-10-16 20:16:52 2023-10-16 20:17:52 2023-10-16 20:14:52 1 2 12 8 1 Quo asperiores et id veritatis placeat. Aperiam ut sit exercitationem iste vel nisi fugit quia. Suscipit labore error ducimus quaerat distinctio quae quasi. 2023-10-16 20:17:52 2023-10-16 20:22:52 2023-10-16 20:16:52 5 1 13 8 1 Earum sunt quia sed harum modi accusamus. Quia dolor laboriosam asperiores aliquam quia. Sint id quasi et cumque qui minima ut quo. Autem sed laudantium officiis sit sit. 2023-10-16 20:22:52 2023-10-16 20:24:52 2023-10-16 20:17:52 2 5 14 4 1 Aut enim sint voluptas saepe. Ut tenetur quos rem earum sint inventore fugiat. Eaque recusandae similique earum laborum. 2023-10-16 20:24:52 2023-10-16 20:24:52 2023-10-16 20:22:52 0 2 15 4 1 Nisi rerum officiis officiis aut ad voluptates autem. Dolor nesciunt eum qui eos dignissimos culpa iste. Atque qui vitae quos odit inventore eum. Quam et voluptas quia amet. 2023-10-16 20:24:52 2023-10-16 20:26:52 2023-10-16 20:24:52 2 0 16 4 1 Consequatur ut et repellat non voluptatem nihil veritatis. Vel deleniti omnis et consequuntur. Et doloribus reprehenderit sed earum quas velit labore. 2023-10-16 20:26:52 2023-10-16 20:26:52 2023-10-16 20:24:52 0 2 17 2 1 Iste deserunt in et et. Corrupti rerum a veritatis harum. Ratione consequatur est ut deserunt dolores. 2023-10-16 20:26:52 2023-10-16 20:30:52 2023-10-16 20:26:52 4 0 18 8 1 Dicta non inventore autem incidunt accusamus amet distinctio. Aut laborum nam ab maxime. Maxime minima blanditiis et neque. Et laboriosam qui at deserunt magnam. 2023-10-16 20:30:52 2023-10-16 20:31:52 2023-10-16 20:26:52 1 4 19 8 1 Amet ad dolorum distinctio excepturi possimus quia. Adipisci veniam porro ipsum ipsum tempora est blanditiis. Magni ut quia eius qui. 2023-10-16 20:31:52 2023-10-16 20:39:52 2023-10-16 20:30:52 8 1 20 8 1 Porro aperiam voluptate quo eos nobis. Qui blanditiis cum id eos. Est sit reprehenderit consequatur eum corporis. Molestias quia quo sit architecto aut. 2023-10-16 20:39:52 None 2023-10-16 20:31:52 None 8 </text:span></text:p>
      <text:p text:style-name="P9"><draw:frame draw:style-name="fr2" draw:name="Врезка1" text:anchor-type="char" svg:x="0cm" svg:width="15.24cm" draw:z-index="0"><draw:text-box fo:min-height="0.079cm"><draw:frame draw:style-name="fr1" draw:name="Врезка2" text:anchor-type="frame" svg:x="0cm" svg:y="0cm" svg:width="2.963cm" draw:z-index="1"><draw:text-box fo:min-height="0.079cm"><text:p text:style-name="P8"/></draw:text-box></draw:frame><text:p text:style-name="P8"/></draw:text-box></draw:frame></text:p>
      <text:p text:style-name="P3"/>
      <text:p text:style-name="P3"/>
      <text:p text:style-name="P3">SELECT</text:p>
      <text:p text:style-name="P3"><text:s text:c="4"/>m.id AS message_id,</text:p>
      <text:p text:style-name="P3"><text:s text:c="4"/>m.from_user_id AS sender_id,</text:p>
      <text:p text:style-name="P3"><text:s text:c="4"/>m.to_user_id AS receiver_id,</text:p>
      <text:p text:style-name="P3"><text:s text:c="4"/>m.body AS message_body,</text:p>
      <text:p text:style-name="P3"><text:s text:c="4"/>m.created_at AS message_created_at,</text:p>
      <text:p text:style-name="P3"><text:s text:c="4"/>LEAD(m.created_at) OVER (ORDER BY m.created_at) AS lead_time,</text:p>
      <text:p text:style-name="P3"><text:s text:c="4"/>TIMESTAMPDIFF(MINUTE, m.created_at, LEAD(m.created_at) OVER (ORDER BY m.created_at)) AS minute_lead_diff,</text:p>
      <text:p text:style-name="P3"><text:s text:c="4"/>LAG(m.created_at) OVER (ORDER BY m.created_at) AS lag_time,</text:p>
      <text:p text:style-name="P3"><text:s text:c="4"/>TIMESTAMPDIFF(MINUTE, LAG(m.created_at) OVER (ORDER BY m.created_at), m.created_at) AS minute_lag_diff</text:p>
      <text:p text:style-name="P3">FROM messages m;</text:p>
      <text:p text:style-name="P3"/>
      <text:p text:style-name="P5"><text:span text:style-name="T2"/></text:p>
      <text:p text:style-name="P5"><text:soft-page-break/><text:s text:c="14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8T00:59:26.781000000</meta:creation-date>
    <dc:date>2023-11-27T14:42:09.741000000</dc:date>
    <meta:editing-duration>PT1H50M16S</meta:editing-duration>
    <meta:editing-cycles>14</meta:editing-cycles>
    <meta:generator>LibreOffice/7.6.2.1$Windows_X86_64 LibreOffice_project/56f7684011345957bbf33a7ee678afaf4d2ba333</meta:generator>
    <meta:document-statistic meta:table-count="2" meta:image-count="0" meta:object-count="0" meta:page-count="7" meta:paragraph-count="246" meta:word-count="2325" meta:character-count="16298" meta:non-whitespace-character-count="13936"/>
  </office:meta>
</office:document-meta>
</file>